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332" officeooo:paragraph-rsid="001ca332"/>
    </style:style>
    <style:style style:name="P2" style:family="paragraph" style:parent-style-name="Standard">
      <style:text-properties officeooo:rsid="001ca332" officeooo:paragraph-rsid="001ceb68"/>
    </style:style>
    <style:style style:name="P3" style:family="paragraph" style:parent-style-name="Standard">
      <style:text-properties fo:font-weight="bold" officeooo:rsid="001ca332" officeooo:paragraph-rsid="001ceb68" style:font-weight-asian="bold" style:font-weight-complex="bold"/>
    </style:style>
    <style:style style:name="P4" style:family="paragraph" style:parent-style-name="Standard">
      <style:text-properties fo:font-weight="bold" officeooo:rsid="001ceb68" officeooo:paragraph-rsid="001ceb68" style:font-weight-asian="bold" style:font-weight-complex="bold"/>
    </style:style>
    <style:style style:name="P5" style:family="paragraph" style:parent-style-name="Standard">
      <style:text-properties fo:font-weight="normal" officeooo:rsid="001ceb68" officeooo:paragraph-rsid="001ceb68" style:font-weight-asian="normal" style:font-weight-complex="normal"/>
    </style:style>
    <style:style style:name="P6" style:family="paragraph" style:parent-style-name="Standard">
      <style:text-properties fo:font-weight="normal" officeooo:rsid="001e6ad3" officeooo:paragraph-rsid="001e6ad3" style:font-weight-asian="normal" style:font-weight-complex="normal"/>
    </style:style>
    <style:style style:name="P7" style:family="paragraph" style:parent-style-name="Standard">
      <style:text-properties fo:font-weight="normal" officeooo:rsid="001f0c30" officeooo:paragraph-rsid="001f0c30" style:font-weight-asian="normal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ca332" style:font-name-asian="Liberation Serif1" style:font-name-complex="Liberation Serif1"/>
    </style:style>
    <style:style style:name="T3" style:family="text">
      <style:text-properties style:font-name="Liberation Serif" style:font-name-asian="Noto Serif CJK SC" style:font-name-complex="Lohit Devanagari"/>
    </style:style>
    <style:style style:name="T4" style:family="text">
      <style:text-properties officeooo:rsid="001ceb68"/>
    </style:style>
    <style:style style:name="T5" style:family="text">
      <style:text-properties officeooo:rsid="001e6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Exemplo 4</text:span></text:p>
      <text:p text:style-name="P2"/>
      <text:p text:style-name="P2">Luxo = x1 </text:p>
      <text:p text:style-name="P1">basico = x2</text:p>
      <text:p text:style-name="P1"/>
      <text:p text:style-name="P1">0 <text:span text:style-name="T1">≤ <text:s/></text:span>x1 <text:span text:style-name="T1">≤</text:span><text:span text:style-name="T3"> 1500</text:span></text:p>
      <text:p text:style-name="P1"><text:span text:style-name="T3">0 </text:span><text:span text:style-name="T1">≤ <text:s/></text:span><text:span text:style-name="T3">x2 </text:span><text:span text:style-name="T1">≤</text:span><text:span text:style-name="T3"> 6000</text:span></text:p>
      <text:p text:style-name="P1"><text:span text:style-name="T3"/></text:p>
      <text:p text:style-name="P1"><text:span text:style-name="T3">10x1 + 8x2 </text:span><text:span text:style-name="T1">≤ 25000</text:span></text:p>
      <text:p text:style-name="P1"><text:span text:style-name="T1"/></text:p>
      <text:p text:style-name="P1"><text:span text:style-name="T1">x1 + x2 ≤ 4500</text:span></text:p>
      <text:p text:style-name="P1"><text:span text:style-name="T1"/></text:p>
      <text:p text:style-name="P1"><text:span text:style-name="T1">max f(x1,x2) = 100x1 + 50x2</text:span></text:p>
      <text:p text:style-name="P1"><text:span text:style-name="T1"/></text:p>
      <text:p text:style-name="P4">exemplo 5</text:p>
      <text:p text:style-name="P4"/>
      <text:p text:style-name="P5">x1 = quantidade a ser produzida <text:span text:style-name="T5">de carros por dia<text:tab/></text:span></text:p>
      <text:p text:style-name="P6">x2 = quantidade a ser produzida de caminhões por dia</text:p>
      <text:p text:style-name="P6"/>
      <text:p text:style-name="P6">max f(x1,x2) = 200x1 + 300x2</text:p>
      <text:p text:style-name="P6"/>
      <text:p text:style-name="P6">x1/40 + x2/60 <text:span text:style-name="T2">≤ </text:span><text:span text:style-name="T1">1 <text:s text:c="2"/>//restrição da linha de pintura</text:span></text:p>
      <text:p text:style-name="P6"><text:span text:style-name="T1"/></text:p>
      <text:p text:style-name="P6"><text:span text:style-name="T1">x1/50 + x2/50 </text:span><text:span text:style-name="T2">≤ </text:span><text:span text:style-name="T1">1 <text:s/>//restrição da linha de montagem</text:span></text:p>
      <text:p text:style-name="P6"><text:span text:style-name="T1"><text:s/></text:span></text:p>
      <text:p text:style-name="P7"><text:span text:style-name="T1">x1,x2 ≥ 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0:43:17.763620315</meta:creation-date>
    <dc:date>2022-01-26T13:56:46.690018264</dc:date>
    <meta:editing-duration>PT2H42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85" meta:character-count="368" meta:non-whitespace-character-count="290"/>
  </office:meta>
</office:document-meta>
</file>